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f2d57" officeooo:paragraph-rsid="000f2d57"/>
    </style:style>
    <style:style style:name="P2" style:family="paragraph" style:parent-style-name="Standard">
      <style:text-properties fo:color="#0000ff" fo:font-size="28pt" officeooo:rsid="000f2d57" officeooo:paragraph-rsid="000f2d57" style:font-size-asian="28pt" style:font-size-complex="28pt"/>
    </style:style>
    <style:style style:name="T1" style:family="text">
      <style:text-properties officeooo:rsid="0010727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inux I2C <text:span text:style-name="T1">Master </text:span>with <text:s/>beaglebone black</text:p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5T16:47:09.210168025</meta:creation-date>
    <dc:date>2017-08-05T16:49:18.535771325</dc:date>
    <meta:editing-duration>PT3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1" meta:word-count="6" meta:character-count="39" meta:non-whitespace-character-count="33"/>
  </office:meta>
</office:document-meta>
</file>